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82f5" officeooo:paragraph-rsid="001982f5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6pt" style:text-underline-style="solid" style:text-underline-width="auto" style:text-underline-color="font-color" fo:font-weight="normal" officeooo:rsid="001982f5" officeooo:paragraph-rsid="001982f5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82f5" officeooo:paragraph-rsid="001982f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a5269" officeooo:paragraph-rsid="001a5269"/>
    </style:style>
    <style:style style:name="P5" style:family="paragraph" style:parent-style-name="Standard">
      <style:paragraph-properties fo:text-align="justify" style:justify-single-word="false"/>
      <style:text-properties officeooo:rsid="001a5269" officeooo:paragraph-rsid="001dc5bb"/>
    </style:style>
    <style:style style:name="P6" style:family="paragraph" style:parent-style-name="Standard">
      <style:paragraph-properties fo:text-align="justify" style:justify-single-word="false"/>
      <style:text-properties officeooo:rsid="001b4bbd" officeooo:paragraph-rsid="001b4bb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982f5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Liberation Serif1" officeooo:rsid="001a5269" officeooo:paragraph-rsid="001982f5" style:font-name-asian="Liberation Serif1" style:font-name-complex="Liberation Serif1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Liberation Serif1" officeooo:rsid="001a5269" officeooo:paragraph-rsid="001b4bbd" style:font-name-asian="Liberation Serif1" style:font-name-complex="Liberation Serif1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Liberation Serif1" officeooo:rsid="001a5269" officeooo:paragraph-rsid="001a5269" style:font-name-asian="Liberation Serif1" style:font-name-complex="Liberation Serif1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a5269" officeooo:paragraph-rsid="001b4bbd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a5269" officeooo:paragraph-rsid="001a5269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1b4bbd"/>
    </style:style>
    <style:style style:name="P15" style:family="paragraph" style:parent-style-name="Standard" style:list-style-name="L1">
      <style:paragraph-properties fo:text-align="justify" style:justify-single-word="false"/>
      <style:text-properties style:text-position="0% 100%" officeooo:rsid="001b4bbd" officeooo:paragraph-rsid="001cac4e"/>
    </style:style>
    <style:style style:name="P16" style:family="paragraph" style:parent-style-name="Standard">
      <style:paragraph-properties fo:text-align="justify" style:justify-single-word="false"/>
      <style:text-properties officeooo:rsid="001982f5" officeooo:paragraph-rsid="001982f5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Liberation Serif1" officeooo:rsid="001982f5" officeooo:paragraph-rsid="001cac4e" style:font-name-asian="Liberation Serif1" style:font-name-complex="Liberation Serif1"/>
    </style:style>
    <style:style style:name="T1" style:family="text">
      <style:text-properties officeooo:rsid="001a5269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a5269" style:font-name-asian="Liberation Serif1" style:font-name-complex="Liberation Serif1"/>
    </style:style>
    <style:style style:name="T4" style:family="text">
      <style:text-properties style:font-name="Liberation Serif1" officeooo:rsid="001c9e73" style:font-name-asian="Liberation Serif1" style:font-name-complex="Liberation Serif1"/>
    </style:style>
    <style:style style:name="T5" style:family="text">
      <style:text-properties style:text-position="sub 58%" style:font-name="Liberation Serif1" style:font-name-asian="Liberation Serif1" style:font-name-complex="Liberation Serif1"/>
    </style:style>
    <style:style style:name="T6" style:family="text">
      <style:text-properties style:text-position="sub 58%" style:font-name="Liberation Serif1" officeooo:rsid="001a5269" style:font-name-asian="Liberation Serif1" style:font-name-complex="Liberation Serif1"/>
    </style:style>
    <style:style style:name="T7" style:family="text">
      <style:text-properties style:text-position="0% 100%" style:font-name="Liberation Serif1" style:font-name-asian="Liberation Serif1" style:font-name-complex="Liberation Serif1"/>
    </style:style>
    <style:style style:name="T8" style:family="text">
      <style:text-properties style:text-position="0% 100%" style:font-name="Liberation Serif1" officeooo:rsid="001a5269" style:font-name-asian="Liberation Serif1" style:font-name-complex="Liberation Serif1"/>
    </style:style>
    <style:style style:name="T9" style:family="text">
      <style:text-properties style:text-position="0% 100%" style:font-name="Liberation Serif1" officeooo:rsid="001b4bbd" style:font-name-asian="Liberation Serif1" style:font-name-complex="Liberation Serif1"/>
    </style:style>
    <style:style style:name="T10" style:family="text">
      <style:text-properties style:text-position="super 58%" style:font-name="Liberation Serif1" style:font-name-asian="Liberation Serif1" style:font-name-complex="Liberation Serif1"/>
    </style:style>
    <style:style style:name="T11" style:family="text">
      <style:text-properties style:text-position="super 58%" style:font-name="Liberation Serif1" officeooo:rsid="001a5269" style:font-name-asian="Liberation Serif1" style:font-name-complex="Liberation Serif1"/>
    </style:style>
    <style:style style:name="T12" style:family="text">
      <style:text-properties fo:color="#c9211e" style:font-name="Liberation Serif1" style:font-name-asian="Liberation Serif1" style:font-name-complex="Liberation Serif1"/>
    </style:style>
    <style:style style:name="T13" style:family="text">
      <style:text-properties fo:color="#c9211e" style:font-name="Liberation Serif1" officeooo:rsid="001c9e73" style:font-name-asian="Liberation Serif1" style:font-name-complex="Liberation Serif1"/>
    </style:style>
    <style:style style:name="T14" style:family="text">
      <style:text-properties fo:color="#c9211e" style:font-name="Liberation Serif1" officeooo:rsid="001cac4e" style:font-name-asian="Liberation Serif1" style:font-name-complex="Liberation Serif1"/>
    </style:style>
    <style:style style:name="T15" style:family="text">
      <style:text-properties fo:color="#c9211e" style:text-position="super 58%" style:font-name="Liberation Serif1" officeooo:rsid="001a5269" style:font-name-asian="Liberation Serif1" style:font-name-complex="Liberation Serif1"/>
    </style:style>
    <style:style style:name="T16" style:family="text">
      <style:text-properties fo:color="#c9211e" style:text-position="sub 58%" style:font-name="Liberation Serif1" officeooo:rsid="001c9e73" style:font-name-asian="Liberation Serif1" style:font-name-complex="Liberation Serif1"/>
    </style:style>
    <style:style style:name="T17" style:family="text">
      <style:text-properties fo:color="#1155cc"/>
    </style:style>
    <style:style style:name="T18" style:family="text">
      <style:text-properties fo:color="#1155cc" style:text-position="0% 100%" style:font-name="Liberation Serif1" officeooo:rsid="001b4bbd" style:font-name-asian="Liberation Serif1" style:font-name-complex="Liberation Seri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álisis de Sensibilidad a la mala especificación de parámetros de vida para los métodos LBI (Length Based Indicators) y LB-SPR (Length Based Spawning Potential Ratio) </text:p>
      <text:p text:style-name="P1"/>
      <text:p text:style-name="P1"/>
      <text:p text:style-name="P1"/>
      <text:p text:style-name="P1">Tras la revisión de literatura al respecto, siendo los artículos principales ICES (2018) y Hordyk <text:span text:style-name="T1">et al.</text:span> (2015), se propone el siguiente estudio.</text:p>
      <text:p text:style-name="P1"/>
      <text:p text:style-name="P1">Se analizará la sensibilidad de los métodos a la correcta especificación de los parámetros <text:span text:style-name="T1">L</text:span><text:span text:style-name="T6">∞ </text:span><text:span text:style-name="T8">y M/k.</text:span></text:p>
      <text:p text:style-name="P9"/>
      <text:p text:style-name="P6"><text:span text:style-name="T8">1. </text:span><text:span text:style-name="T7">M/k: </text:span><text:span text:style-name="T8">Se propone considerar los siguientes valores para dicho parámetro.</text:span></text:p>
      <text:p text:style-name="P10"/>
      <text:list xml:id="list4105941829434739823" text:style-name="L1">
        <text:list-item>
          <text:p text:style-name="P12"><text:span text:style-name="T7">El valor proveniente de la revisión de literatura al respecto (</text:span><text:span text:style-name="T9">M/k</text:span><text:span text:style-name="T10">LIT</text:span><text:span text:style-name="T7">).</text:span></text:p>
        </text:list-item>
        <text:list-item>
          <text:p text:style-name="P14"><text:span text:style-name="T8">Para valorar los efectos de sobrestimar o infraestimar dicho parámetro consideramos también: límite inferior definido como 0.75x </text:span><text:span text:style-name="T9">M/k</text:span><text:span text:style-name="T11">LIT </text:span><text:span text:style-name="T8">y <text:s/>límite superior igual a 1.25x</text:span><text:span text:style-name="T11"> </text:span><text:span text:style-name="T9">M/k</text:span><text:span text:style-name="T11">LIT.</text:span></text:p>
        </text:list-item>
        <text:list-item>
          <text:p text:style-name="P15"><text:span text:style-name="T3">A</text:span><text:span text:style-name="T2">demás se valorarán los resultados de em</text:span><text:span text:style-name="T4">plear también el valor por defecto ampliamente extendido igual a 1.5. <text:s/></text:span><text:span text:style-name="T13">NOTA: En caso de que el usuario no disponga de <text:s/></text:span><text:span text:style-name="T12">M/k</text:span><text:span text:style-name="T15">LIT </text:span><text:span text:style-name="T16"><text:s/></text:span><text:span text:style-name="T13">sería interesante que defina como se indica en el punto anterior extremos inferiores y superiores a partir del valor 1.5. </text:span><text:span text:style-name="T14">en lugar de a partir de </text:span><text:span text:style-name="T12">M/k</text:span><text:span text:style-name="T15">LIT <text:s/></text:span><text:span text:style-name="T14">para poder así estudiar el efecto de sobrestimación e infraestimación.</text:span></text:p>
        </text:list-item>
      </text:list>
      <text:p text:style-name="P9"/>
      <text:p text:style-name="P4"><text:span text:style-name="T9">2</text:span><text:span text:style-name="T7">. L</text:span><text:span text:style-name="T5">∞: </text:span><text:span text:style-name="T7">Se propone considerar los siguientes valores para dicho parámetro.</text:span></text:p>
      <text:p text:style-name="P11"/>
      <text:list xml:id="list143906276481917" text:continue-numbering="true" text:style-name="L1">
        <text:list-item>
          <text:p text:style-name="P13"><text:span text:style-name="T7">El valor proveniente de la revisión de literatura al respecto (L</text:span><text:span text:style-name="T5">∞</text:span><text:span text:style-name="T10">LIT</text:span><text:span text:style-name="T7">).</text:span></text:p>
        </text:list-item>
        <text:list-item>
          <text:p text:style-name="P13"><text:span text:style-name="T7">Para valorar los efectos de sobrestimar o infraestimar dicho parámetro consideramos también: límite inferior definido como 0.75xL</text:span><text:span text:style-name="T5">∞</text:span><text:span text:style-name="T10">LIT </text:span><text:span text:style-name="T7">y <text:s/>límite superior igual a 1.25xL</text:span><text:span text:style-name="T5">∞</text:span><text:span text:style-name="T10">LIT</text:span></text:p>
          <text:p text:style-name="P17"/>
        </text:list-item>
      </text:list>
      <text:p text:style-name="P1"/>
      <text:p text:style-name="P1"/>
      <text:p text:style-name="P1"/>
      <text:p text:style-name="P3">Referencias:</text:p>
      <text:p text:style-name="P8"/>
      <text:p text:style-name="P7"/>
      <text:p text:style-name="P7">Adrian Hordyk, Kotaro Ono, Sarah Valencia, Neil Loneragan, Jeremy Prince, A novel length-basedempirical estimation method of spawning potential ratio (SPR), and tests of its performance, for small-scale, data-poor fisheries, ICES Journal of Marine Science, Volume 72, Issue 1, January 2015, Pages 217–231, <text:a xlink:type="simple" xlink:href="https://doi.org/10.1093/icesjms/fsu004" office:target-frame-name="_blank" xlink:show="new" text:style-name="Internet_20_link" text:visited-style-name="Visited_20_Internet_20_Link"><text:span text:style-name="T17">https://doi.org/10.1093/icesjms/fsu004</text:span></text:a></text:p>
      <text:p text:style-name="P7"/>
      <text:p text:style-name="P5"><text:span text:style-name="T9">ICES. 2018a. ICES reference points for stocks in categories 3 and 4. ICES Technical Guidelines.<text:line-break/>Publicado 02/2018. disponible: &lt;</text:span><text:a xlink:type="simple" xlink:href="http://ices.dk/sites/pub/Publication%20Reports/Guidelines%20and" office:target-frame-name="_blank" xlink:show="new" text:style-name="Internet_20_link" text:visited-style-name="Visited_20_Internet_20_Link"><text:span text:style-name="T18">http://ices.dk/sites/pub/Publication%20Reports/Guidelines%20and</text:span></text:a><text:span text:style-name="T9"><text:line-break/>%20Policies/16.04.03.02_Category_3-4_Reference_Points.pdf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3:56:31.539000000</meta:creation-date>
    <dc:date>2020-08-21T14:39:04.271000000</dc:date>
    <meta:editing-duration>PT46M42S</meta:editing-duration>
    <meta:editing-cycles>6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14" meta:word-count="293" meta:character-count="2051" meta:non-whitespace-character-count="1771"/>
  </office:meta>
</office:document-meta>
</file>